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3000001593DDF168F.png"/>
  <manifest:file-entry manifest:media-type="image/png" manifest:full-path="Pictures/100000000000032E000001FC32208FFB.png"/>
  <manifest:file-entry manifest:media-type="image/png" manifest:full-path="Pictures/10000000000002CE000000CEE33D3692.png"/>
  <manifest:file-entry manifest:media-type="image/png" manifest:full-path="Pictures/100000000000031A000001D859510E4D.png"/>
  <manifest:file-entry manifest:media-type="image/png" manifest:full-path="Pictures/10000000000002F10000017308D78E2F.png"/>
  <manifest:file-entry manifest:media-type="image/png" manifest:full-path="Pictures/10000000000003D30000020BDD60109C.png"/>
  <manifest:file-entry manifest:media-type="image/png" manifest:full-path="Pictures/1000000000000290000000F0792CC1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5" text:anchor-type="paragraph" svg:width="17cm" svg:height="4.877cm" draw:z-index="4"><draw:image xlink:href="Pictures/10000000000002CE000000CEE33D3692.png" xlink:type="simple" xlink:show="embed" xlink:actuate="onLoad"/></draw:frame></text:p>
      <text:p text:style-name="Standard"><draw:frame draw:style-name="fr1" draw:name="graphics3" text:anchor-type="paragraph" svg:x="0.028cm" svg:y="12.779cm" svg:width="17cm" svg:height="6.219cm" draw:z-index="2"><draw:image xlink:href="Pictures/1000000000000290000000F0792CC1CF.png" xlink:type="simple" xlink:show="embed" xlink:actuate="onLoad"/></draw:frame><draw:frame draw:style-name="fr1" draw:name="graphics4" text:anchor-type="paragraph" svg:x="-0.111cm" svg:y="1.628cm" svg:width="17cm" svg:height="10.105cm" draw:z-index="3"><draw:image xlink:href="Pictures/100000000000031A000001D859510E4D.png" xlink:type="simple" xlink:show="embed" xlink:actuate="onLoad"/></draw:frame></text:p>
      <text:p text:style-name="P1"><draw:frame draw:style-name="fr1" draw:name="graphics2" text:anchor-type="paragraph" svg:x="-1.219cm" svg:y="0.887cm" svg:width="18.955cm" svg:height="10.125cm" draw:z-index="1"><draw:image xlink:href="Pictures/10000000000003D30000020BDD60109C.png" xlink:type="simple" xlink:show="embed" xlink:actuate="onLoad"/></draw:frame><draw:frame draw:style-name="fr1" draw:name="graphics1" text:anchor-type="paragraph" svg:x="-0.584cm" svg:y="12.541cm" svg:width="17cm" svg:height="10.608cm" draw:z-index="0"><draw:image xlink:href="Pictures/100000000000032E000001FC32208FFB.png" xlink:type="simple" xlink:show="embed" xlink:actuate="onLoad"/></draw:frame></text:p>
      <text:p text:style-name="Standard"/>
      <text:p text:style-name="P1"><draw:frame draw:style-name="fr1" draw:name="graphics6" text:anchor-type="paragraph" svg:x="0cm" svg:y="14.065cm" svg:width="17cm" svg:height="8.375cm" draw:z-index="5"><draw:image xlink:href="Pictures/10000000000002F10000017308D78E2F.png" xlink:type="simple" xlink:show="embed" xlink:actuate="onLoad"/></draw:frame><draw:frame draw:style-name="fr1" draw:name="graphics7" text:anchor-type="paragraph" svg:x="0.746cm" svg:y="2.201cm" svg:width="14.896cm" svg:height="9.128cm" draw:z-index="6"><draw:image xlink:href="Pictures/1000000000000233000001593DDF16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6-08-06T11:12:42.20</meta:creation-date>
    <meta:printed-by>Edward Willink</meta:printed-by>
    <meta:print-date>2016-08-07T11:40:01.11</meta:print-date>
    <dc:date>2016-08-07T12:53:26.88</dc:date>
    <dc:creator>Edward Willink</dc:creator>
    <meta:editing-duration>P1DT1H25M32S</meta:editing-duration>
    <meta:editing-cycles>3</meta:editing-cycles>
    <meta:generator>OpenOffice/4.0.1$Win32 OpenOffice.org_project/401m5$Build-9714</meta:generator>
    <meta:document-statistic meta:table-count="0" meta:image-count="7" meta:object-count="0" meta:page-count="3" meta:paragraph-count="0" meta:word-count="0" meta:character-count="0"/>
  </office:meta>
</office:document-meta>
</file>